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cbca8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d7054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Liberation Sans" fo:font-size="16pt" fo:font-weight="bold" officeooo:rsid="000d7054" officeooo:paragraph-rsid="000d7054" style:font-name-asian="Microsoft YaHei" style:font-size-asian="16pt" style:font-weight-asian="bold" style:font-name-complex="Lucida Sans1" style:font-size-complex="16pt" style:font-weight-complex="bold"/>
    </style:style>
    <style:style style:name="T1" style:family="text">
      <style:text-properties fo:color="#080808" loext:opacity="100%" style:font-name="JetBrains Mono" fo:font-size="14.5pt" fo:font-style="normal" fo:font-weight="normal" style:font-size-asian="14.5pt" style:font-style-asian="normal" style:font-weight-asian="normal"/>
    </style:style>
    <style:style style:name="T2" style:family="text">
      <style:text-properties fo:color="#080808" loext:opacity="100%" style:font-name="JetBrains Mono" fo:font-size="14.5pt" fo:font-style="normal" fo:font-weight="normal" officeooo:rsid="000cbca8" style:font-size-asian="14.5pt" style:font-style-asian="normal" style:font-weight-asian="normal"/>
    </style:style>
    <style:style style:name="T3" style:family="text">
      <style:text-properties fo:color="#080808" loext:opacity="100%" style:font-name="JetBrains Mono" fo:font-size="14.5pt" fo:font-style="normal" fo:font-weight="normal" officeooo:rsid="000d7054" style:font-size-asian="14.5pt" style:font-style-asian="normal" style:font-weight-asian="normal"/>
    </style:style>
    <style:style style:name="T4" style:family="text">
      <style:text-properties fo:color="#080808" loext:opacity="100%" style:font-name="JetBrains Mono" fo:font-size="14.5pt" fo:font-style="normal" fo:font-weight="normal" fo:background-color="#ffff00" loext:char-shading-value="0" style:font-size-asian="14.5pt" style:font-style-asian="normal" style:font-weight-asian="normal"/>
    </style:style>
    <style:style style:name="T5" style:family="text">
      <style:text-properties fo:color="#080808" loext:opacity="100%" style:font-name="JetBrains Mono" fo:font-size="14.5pt" fo:font-style="normal" fo:font-weight="bold" style:font-size-asian="14.5pt" style:font-style-asian="normal" style:font-weight-asian="bold" style:font-weight-complex="bold"/>
    </style:style>
    <style:style style:name="T6" style:family="text">
      <style:text-properties fo:color="#080808" loext:opacity="100%" fo:font-style="normal" style:font-style-asian="normal"/>
    </style:style>
    <style:style style:name="T7" style:family="text">
      <style:text-properties fo:font-variant="normal" fo:text-transform="none" fo:color="#232629" loext:opacity="100%" style:font-name="var ff-mono" fo:font-size="5.55000019073486pt" fo:letter-spacing="normal" fo:font-style="normal" fo:font-weight="normal" style:font-size-asian="14.5pt" style:font-style-asian="normal" style:font-weight-asian="normal" loext:padding="0cm" loext:border="none"/>
    </style:style>
    <style:style style:name="T8" style:family="text">
      <style:text-properties fo:font-variant="normal" fo:text-transform="none" fo:color="#232629" loext:opacity="100%" style:font-name="inherit" fo:font-size="5.55000019073486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32629" loext:opacity="100%" style:font-name="inherit" fo:font-size="5.55000019073486pt" fo:letter-spacing="normal" fo:font-style="normal" fo:font-weight="normal" style:font-size-asian="14.5pt" style:font-style-asian="normal" style:font-weight-asian="normal" loext:padding="0cm" loext:border="none"/>
    </style:style>
    <style:style style:name="T10" style:family="text">
      <style:text-properties fo:font-variant="normal" fo:text-transform="none" fo:color="#232629" loext:opacity="100%" style:font-name="JetBrains Mono" fo:font-size="14.5pt" fo:letter-spacing="normal" fo:font-style="normal" fo:font-weight="normal" style:font-size-asian="14.5pt" style:font-style-asian="normal" style:font-weight-asian="normal"/>
    </style:style>
    <style:style style:name="T11" style:family="text">
      <style:text-properties fo:font-variant="normal" fo:text-transform="none" fo:color="#232629" loext:opacity="100%" style:font-name="apple-system" fo:font-size="5.55000019073486pt" fo:letter-spacing="normal" fo:font-style="normal" fo:font-weight="normal" style:font-size-asian="14.5pt" style:font-style-asian="normal" style:font-weight-asian="normal" loext:padding="0cm" loext:border="none"/>
    </style:style>
    <style:style style:name="T12" style:family="text">
      <style:text-properties fo:font-variant="normal" fo:text-transform="none" fo:color="#232629" loext:opacity="100%" fo:letter-spacing="normal"/>
    </style:style>
    <style:style style:name="T13" style:family="text">
      <style:text-properties fo:font-variant="normal" fo:text-transform="none" fo:color="#232629" loext:opacity="100%" fo:letter-spacing="normal" loext:padding="0cm" loext:border="none"/>
    </style:style>
    <style:style style:name="T14" style:family="text">
      <style:text-properties fo:font-variant="normal" fo:text-transform="none" style:font-name="inherit" fo:font-size="5.55000019073486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080808" loext:opacity="100%" style:font-name="JetBrains Mono" fo:font-size="14.5pt" fo:letter-spacing="normal" fo:font-style="normal" fo:font-weight="normal" style:font-size-asian="14.5pt" style:font-style-asian="normal" style:font-weight-asian="normal" loext:padding="0cm" loext:border="none"/>
    </style:style>
    <style:style style:name="T16" style:family="text">
      <style:text-properties fo:font-variant="normal" fo:text-transform="none" fo:color="#080808" loext:opacity="100%" style:font-name="JetBrains Mono" fo:font-size="14.5pt" fo:letter-spacing="normal" fo:font-style="normal" fo:font-weight="normal" style:font-size-asian="14.5pt" style:font-style-asian="normal" style:font-weight-asian="normal"/>
    </style:style>
    <style:style style:name="T17" style:family="text">
      <style:text-properties fo:font-variant="normal" fo:text-transform="none" fo:color="#080808" loext:opacity="100%" style:font-name="JetBrains Mono" fo:font-size="14.5pt" fo:letter-spacing="normal" fo:font-style="normal" fo:font-weight="normal" officeooo:rsid="000cbca8" style:font-size-asian="14.5pt" style:font-style-asian="normal" style:font-weight-asian="normal" loext:padding="0cm" loext:border="none"/>
    </style:style>
    <style:style style:name="T18" style:family="text">
      <style:text-properties fo:font-variant="normal" fo:text-transform="none" fo:letter-spacing="normal"/>
    </style:style>
    <style:style style:name="T19" style:family="text">
      <style:text-properties fo:font-variant="normal" fo:text-transform="none" fo:letter-spacing="normal" loext:padding="0cm" loext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53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70_1737679191" text:style-name="Index_20_Link" text:visited-style-name="Index_20_Link">Para crear el archivo de rutas<text:tab/>1</text:a></text:p>
          <text:p text:style-name="P1"><text:a xlink:type="simple" xlink:href="#__RefHeading___Toc168_1737679191" text:style-name="Index_20_Link" text:visited-style-name="Index_20_Link">Para correr el cliente en modo PROD<text:tab/>1</text:a></text:p>
        </text:index-body>
      </text:table-of-content>
      <text:p text:style-name="P6"><text:span text:style-name="T6"><text:s text:c="18"/></text:span></text:p>
      <text:p text:style-name="Horizontal_20_Line"/>
      <text:h text:style-name="Heading_20_2" text:outline-level="2" text:is-list-header="true"><text:bookmark-start text:name="__RefHeading___Toc170_1737679191"/><text:alphabetical-index-mark-start text:id="IMark2293617521464"/><text:alphabetical-index-mark-start text:id="IMark2293617521272"/>Para crear el archivo de rutas<text:bookmark-end text:name="__RefHeading___Toc170_1737679191"/><text:alphabetical-index-mark-end text:id="IMark2293617521272"/><text:alphabetical-index-mark-end text:id="IMark2293617521464"/></text:h>
      <text:p text:style-name="P5"><text:span text:style-name="T1"/></text:p>
      <text:p text:style-name="P5"><text:span text:style-name="T3">flutter</text:span><text:span text:style-name="T1"> packages pub run build_runner watch </text:span><text:span text:style-name="T3">o dart run <text:s/>build_runner watch <text:s/></text:span><text:span text:style-name="T1"><text:line-break/><text:line-break/>“watch” parameter tells the tool to keep running and monitoring for changes in </text:span><text:span text:style-name="T5">router class</text:span><text:span text:style-name="T1">.<text:line-break/><text:line-break/>For one time </text:span><text:span text:style-name="T3">build</text:span><text:span text:style-name="T1">:<text:line-break/></text:span></text:p>
      <text:p text:style-name="P5"><text:span text:style-name="T3">flutter</text:span><text:span text:style-name="T1"> packages pub run build_runner build </text:span><text:span text:style-name="T3">o <text:s/>dart run <text:s/>build_runner build <text:s/></text:span></text:p>
      <text:p text:style-name="P5"><text:span text:style-name="T1"><text:line-break/></text:span></text:p>
      <text:p text:style-name="Horizontal_20_Line"><text:s text:c="21"/></text:p>
      <text:p text:style-name="P3"><text:span text:style-name="T1"/></text:p>
      <text:h text:style-name="Heading_20_2" text:outline-level="2" text:is-list-header="true"><text:bookmark-start text:name="__RefHeading___Toc168_1737679191"/><text:alphabetical-index-mark-start text:id="IMark2293617520984"/>Para correr el cliente en modo PROD<text:bookmark-end text:name="__RefHeading___Toc168_1737679191"/><text:alphabetical-index-mark-end text:id="IMark2293617520984"/></text:h>
      <text:p text:style-name="P3"><text:span text:style-name="T1"><text:line-break/></text:span><text:span text:style-name="T15">step </text:span><text:span text:style-name="T17">1</text:span><text:span text:style-name="T15">: </text:span><text:span text:style-name="T1">flutter build web<text:line-break/></text:span></text:p>
      <text:p text:style-name="P3"><text:span text:style-name="T15">step </text:span><text:span text:style-name="T17">2</text:span><text:span text:style-name="T15">: </text:span><text:span text:style-name="Source_20_Text"><text:span text:style-name="T15">cd build/web</text:span></text:span></text:p>
      <text:p text:style-name="P3"><text:span text:style-name="Source_20_Text"><text:span text:style-name="T15"/></text:span></text:p>
      <text:p text:style-name="P3"><text:span text:style-name="T15">step </text:span><text:span text:style-name="T17">3</text:span><text:span text:style-name="T15">: </text:span><text:span text:style-name="Source_20_Text"><text:span text:style-name="T15">python -m http.server</text:span></text:span><text:span text:style-name="T16"> </text:span></text:p>
      <text:p text:style-name="P4"><text:a xlink:type="simple" xlink:href="https://stackoverflow.com/users/2252830/pskink" text:style-name="Internet_20_link" text:visited-style-name="Visited_20_Internet_20_Link"><text:span text:style-name="T9"/></text:a></text:p>
      <text:p text:style-name="P4"><text:span text:style-name="T1"/></text:p>
      <text:p text:style-name="P4"><text:span text:style-name="T2">Esto no me anduvo:</text:span><text:span text:style-name="T1"><text:line-break/>npm install -g http-server<text:line-break/></text:span><text:span text:style-name="T4">cd web</text:span><text:span text:style-name="T1"><text:line-break/>http-server<text:line-break/><text:line-break/></text:span></text:p>
      <text:p text:style-name="P2"><text:span text:style-name="T1"/></text:p>
      <text:p text:style-name="P2"><text:span text:style-name="T1"/></text:p>
      <text:p text:style-name="Horizontal_20_Line"/>
      <text:p text:style-name="Standard"><text:s text:c="10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3T15:57:05.150000000</meta:creation-date>
    <dc:date>2023-09-03T17:34:53.406000000</dc:date>
    <meta:editing-duration>PT1H37M46S</meta:editing-duration>
    <meta:editing-cycles>4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15" meta:word-count="97" meta:character-count="613" meta:non-whitespace-character-count="462"/>
  </office:meta>
</office:document-meta>
</file>